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Roboto, Arial, sans-serif"/>
    <style:font-face style:name="OpenSymbol" svg:font-family="OpenSymbol"/>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0146in"/>
    </style:style>
    <style:style style:name="Table1.B" style:family="table-column">
      <style:table-column-properties style:column-width="2.2076in"/>
    </style:style>
    <style:style style:name="Table1.C" style:family="table-column">
      <style:table-column-properties style:column-width="3.7028in"/>
    </style:style>
    <style:style style:name="Table1.A1" style:family="table-cell">
      <style:table-cell-properties style:vertical-align="middle" fo:padding="0.0194in" fo:border="none"/>
    </style:style>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P8" style:family="paragraph" style:parent-style-name="Standard" style:list-style-name="L7"/>
    <style:style style:name="P9" style:family="paragraph" style:parent-style-name="Standard" style:list-style-name="L8"/>
    <style:style style:name="P10" style:family="paragraph" style:parent-style-name="Standard">
      <style:text-properties style:font-name="Linux Libertine Display G"/>
    </style:style>
    <style:style style:name="P11" style:family="paragraph" style:parent-style-name="Standard" style:list-style-name="L7">
      <style:text-properties style:font-name="Linux Libertine Display G"/>
    </style:style>
    <style:style style:name="P12" style:family="paragraph" style:parent-style-name="Standard" style:list-style-name="L10"/>
    <style:style style:name="P13" style:family="paragraph" style:parent-style-name="Standard">
      <style:paragraph-properties fo:break-before="page"/>
    </style:style>
    <style:style style:name="P14" style:family="paragraph" style:parent-style-name="Standard">
      <style:paragraph-properties fo:break-before="page"/>
      <style:text-properties style:font-name="Linux Libertine Display G"/>
    </style:style>
    <style:style style:name="P15" style:family="paragraph" style:parent-style-name="Standard" style:list-style-name="L7">
      <style:paragraph-properties fo:break-before="page"/>
      <style:text-properties style:font-name="Linux Libertine Display G"/>
    </style:style>
    <style:style style:name="P16" style:family="paragraph" style:parent-style-name="Text_20_body">
      <style:paragraph-properties fo:margin-top="0in" fo:margin-bottom="0in"/>
    </style:style>
    <style:style style:name="T1" style:family="text">
      <style:text-properties style:font-name="Google Sans" fo:font-size="12pt"/>
    </style:style>
    <style:style style:name="T2" style:family="text">
      <style:text-properties style:font-name="Google Sans" fo:font-size="12pt" fo:font-weight="bold"/>
    </style:style>
    <style:style style:name="T3" style:family="text">
      <style:text-properties fo:color="#e6e8f0" style:font-name="Google Sans" fo:font-size="10.5pt" fo:font-weight="bold"/>
    </style:style>
    <style:style style:name="T4" style:family="text">
      <style:text-properties style:font-name="Linux Libertine Display G"/>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tage I – Anarchy &amp; Tribal Chiefdom<text:line-break/>How raw power fills the void; might makes right; tribal sovereignty without infrastructure.</text:p>
      <text:p text:style-name="Standard"/>
      <text:p text:style-name="Standard">In a theoretical framework charting the evolution of governance, Stage I represents a period of Anarchy &amp; Tribal Chiefdom. This stage is defined by the absence of a formal, centralized state infrastructure, leading to a condition where raw power and "might makes right" dynamics dominate social interactions.</text:p>
      <text:p text:style-name="Standard"><text:s/></text:p>
      <text:p text:style-name="Standard">The Dynamics of Stage I</text:p>
      <text:p text:style-name="Standard"/>
      <text:list xml:id="list8246553300307022128" text:style-name="L1">
        <text:list-item>
          <text:p text:style-name="P2">Anarchy (Absence of Formal Governance): Society exists without codified laws, a formal judiciary, or a centralized enforcement body (like a police force or standing army). This void means there is no neutral arbiter to resolve disputes or enforce communal rules.</text:p>
          <text:p text:style-name="P2"/>
        </text:list-item>
        <text:list-item>
          <text:p text:style-name="P2">Raw Power Fills the Void: In this environment, stability and order are temporary and localized. Power dynamics are personal and depend entirely on an individual's strength, influence, or the size of their immediate kinship group. The weak have little protection, and conflicts are resolved through displays of strength or retaliatory violence.</text:p>
          <text:p text:style-name="P2"/>
        </text:list-item>
        <text:list-item>
          <text:p text:style-name="P2">Might Makes Right: This principle is the operating logic of the stage. Authority stems not from legitimacy, consent, or law, but purely from the ability to impose one's will through force or coercion.</text:p>
          <text:p text:style-name="P2"/>
        </text:list-item>
        <text:list-item>
          <text:p text:style-name="P2">Tribal Sovereignty without Infrastructure: Social organization exists primarily at the level of the extended family or tribe. The "chiefdom" is the most advanced form of governance, where a chief or elders exercise authority based on tradition, charisma, and the ability to protect the group. However, this power is ad-hoc; there's no permanent, impersonal state infrastructure (like a treasury, civil service, or national legal code) that persists beyond the lifetime or rule of a specific leader. The group is sovereign unto itself, but lacks the institutional depth to manage large, complex societies. </text:p>
        </text:list-item>
      </text:list>
      <text:p text:style-name="Standard"/>
      <text:p text:style-name="P1">Building on the theoretical framework of governance evolution, Stage II, Despotism, emerges as a response to the inherent instability and violence of the Anarchy stage.</text:p>
      <text:p text:style-name="Standard"/>
      <text:p text:style-name="Standard">Stage II – Despotism</text:p>
      <text:p text:style-name="Standard"/>
      <text:p text:style-name="Standard">In this stage, a more structured but still highly centralized form of rule replaces the fragmented tribal chiefdoms. Stability is achieved, but at the cost of individual liberty and legal predictability.</text:p>
      <text:p text:style-name="Standard"/>
      <text:list xml:id="list3724428173492369066" text:style-name="L2">
        <text:list-item>
          <text:p text:style-name="P3">Strongmen Rise as Protectors: The chaotic nature of Stage I creates a demand for security. Individuals or groups who can reliably enforce order and provide protection against the prevailing "might makes right" dynamic rise to power. Their initial legitimacy often comes from fulfilling this primary need for safety. They present themselves as the necessary strongmen capable of unifying and defending the populace.</text:p>
          <text:p text:style-name="P3"/>
        </text:list-item>
        <text:list-item>
          <text:p text:style-name="P3">Centralization without Formal Bureaucracy: Power becomes consolidated in the hands of a single leader or a small ruling elite (the despot or tyrant). Unlike modern states, this centralization still lacks a formal, impersonal, and rule-based bureaucracy. Decisions are made at the whim of the ruler, not according to a written constitution or administrative law. The administration remains ad-hoc and highly personal.</text:p>
          <text:p text:style-name="P3"/>
        </text:list-item>
        <text:list-item>
          <text:p text:style-name="P3">Cult of Personality: The ruler's authority is tied directly to their individual charisma, perceived strength, or divine right. This develops into a "cult of personality," where the leader is presented as infallible and indispensable. Loyalty is owed to the person, not to an abstract office or a set of laws. This reinforces arbitrary rule, as the ruler is not bound by the same standards as the ruled.</text:p>
          <text:p text:style-name="P3"/>
        </text:list-item>
      </text:list>
      <text:p text:style-name="Standard">This stage represents a shift from chaos to order, but is characterized by highly personalized rule where arbitrary power remains the defining feature, setting the stage for future developments towards more institutionalized and accountable forms of governance.</text:p>
      <text:p text:style-name="Standard"/>
      <text:p text:style-name="P1">Building on the framework where Stage II Despotism established centralized, personalized rule, Stage III introduces a powerful ideological and spiritual component to governance.</text:p>
      <text:p text:style-name="Standard"/>
      <text:p text:style-name="Standard">Stage III – Religious Totalitarianism</text:p>
      <text:p text:style-name="Standard"/>
      <text:p text:style-name="Standard">This stage is defined by the complete integration of secular and spiritual authority. The arbitrary rule of the despot is replaced by a more entrenched system of governance that claims divine sanction, making dissent not just a political crime, but a religious heresy.</text:p>
      <text:p text:style-name="Standard"/>
      <text:list xml:id="list5667124347523454237" text:style-name="L3">
        <text:list-item>
          <text:p text:style-name="P4">Government Fused with Priesthood: The temporal ruler (king, emperor, pharaoh) is either considered a deity or the sole interpreter of the divine will. There is no separation between religious institutions and state power; the priesthood becomes part of the state apparatus, and the state enforces religious dogma.</text:p>
          <text:p text:style-name="P4"/>
        </text:list-item>
        <text:list-item>
          <text:p text:style-name="P4">Divine Justification for Rule: Power is no longer simply maintained by force or charisma, but is legitimized as a sacred duty ordained by a higher power. This ideology makes the ruler's authority absolute and unchallengeable from a moral or legal standpoint, as opposing the government is tantamount to opposing the divine.</text:p>
          <text:p text:style-name="P4"/>
        </text:list-item>
        <text:list-item>
          <text:p text:style-name="P4">Pharaoh Models: The political structures often mirror historical models like ancient Egypt, where the pharaoh was worshipped as a living god and ruled over every aspect of society, from the distribution of grain to the construction of monuments. The state is all-encompassing, using religious doctrine to control culture, law, the economy, and social life. Total obedience is demanded in the name of cosmic order.</text:p>
        </text:list-item>
      </text:list>
      <text:p text:style-name="Standard"/>
      <text:p text:style-name="Standard">This stage represents a shift from arbitrary, personal power (Despotism) to a totalizing, ideologically justified power (Totalitarianism), laying the groundwork for more complex, but still highly centralized, empires.</text:p>
      <text:p text:style-name="Standard"/>
      <text:p text:style-name="P1">Building on the framework of governance evolution, the transition from Stage III's all-encompassing theocracy leads to Stage IV, where power becomes institutionalized through inherited lineage rather than divine election or raw strength.</text:p>
      <text:p text:style-name="Standard"/>
      <text:p text:style-name="Standard">Stage IV – Bloodline Monarchy</text:p>
      <text:p text:style-name="Standard"/>
      <text:p text:style-name="Standard">This stage introduces the concept of hereditary rule, providing a stable, predictable mechanism for the transfer of power that reduces the violent conflicts common in earlier stages. While the monarch still claims divine favor, religion's primary role shifts from being the source of daily governance to a tool used for social control and justification.</text:p>
      <text:p text:style-name="Standard"/>
      <text:list xml:id="list4468862944482376220" text:style-name="L4">
        <text:list-item>
          <text:p text:style-name="P5">Power Passed Through Family: The core defining feature is primogeniture or a similar system of hereditary succession. The right to rule is based on birthright, establishing a predictable line of authority that transcends any single individual’s charisma or immediate physical strength. This system promotes long-term stability by minimizing power vacuums and civil wars that often accompany the death of a "strongman" or pharaoh.</text:p>
          <text:p text:style-name="P5"/>
        </text:list-item>
        <text:list-item>
          <text:p text:style-name="P5">Religion Relegated to Utility: While monarchs still often claim to rule by "divine right," the daily function of government becomes more secular and administrative. The elaborate theocratic systems of Stage III evolve into a state religion used primarily as a utility to justify the monarch's claim to the throne and instill obedience in the populace. The priesthood serves the crown, rather than being fused with it.</text:p>
          <text:p text:style-name="P5"/>
        </text:list-item>
        <text:list-item>
          <text:p text:style-name="P5">Subjects Pacified Through Ritual and Guilt: Social control relies heavily on established rituals, traditions, and the cultivation of guilt or moral obligation. Subjects are trained from birth to accept their station and the monarch’s authority as part of a natural, divinely ordained order. Defiance is framed not just as treason, but as a moral failing against the collective identity and historical tradition. This creates a more stable, albeit repressive, social order compared to the brute force needed in earlier stages.</text:p>
        </text:list-item>
      </text:list>
      <text:p text:style-name="Standard"/>
      <text:p text:style-name="Standard">This stage moves from total ideological control to a more stable, institutionalized form of hereditary aristocracy, setting the stage for future shifts in how power is legitimized and distributed.</text:p>
      <text:p text:style-name="Standard"/>
      <text:p text:style-name="P1">Building on the previous stages of governance evolution, Stage V introduces a radical shift, moving from hereditary rule to an ideology-driven system that promises universal equality but centralizes absolute power in a new elite.</text:p>
      <text:p text:style-name="Standard"/>
      <text:p text:style-name="Standard">Stage V – Communist Revolt</text:p>
      <text:p text:style-name="Standard">This stage represents a complete break from traditional systems, rejecting both the divine right of kings and the "might makes right" dynamics of earlier eras. It attempts to build a society based on rational, scientific principles, but the reality is a new form of totalitarian control.</text:p>
      <text:p text:style-name="Standard"/>
      <text:list xml:id="list5402577395571003515" text:style-name="L5">
        <text:list-item>
          <text:p text:style-name="P6">Science and Rebellion Dethrone the Monarch: The intellectual drivers of this stage are rooted in enlightenment thought, rationalism, and historical materialism. The idea that society can be rationally engineered for the betterment of all—based on "scientific socialism"—is used to justify the violent overthrow of the old monarchical order. This is a rebellion based on an ideology, not a simple power grab.</text:p>
        </text:list-item>
      </text:list>
      <text:p text:style-name="Standard"/>
      <text:list xml:id="list29564614" text:continue-numbering="true" text:style-name="L5">
        <text:list-item>
          <text:p text:style-name="P6">All Are Equal, Except the Party: The core promise of communism is a classless, egalitarian society. In practice, the revolutionary vanguard—the Communist Party—establishes itself as the sole legitimate interpreter of this ideology. The Party assumes total control over all levers of power (political, economic, and social). While subjects are theoretically "equal," the Party elite enjoys a privileged status and makes all decisions, effectively creating a new form of rigid hierarchy.</text:p>
          <text:p text:style-name="P6"/>
        </text:list-item>
        <text:list-item>
          <text:p text:style-name="P6">Scarcity Weaponized: In theory, central planning aims to eliminate scarcity. In reality, the state's total control over production and distribution often leads to chronic shortages and artificial scarcity. This scarcity is then weaponized as a tool of social control. The state decides who gets what, ensuring obedience to the Party line in exchange for access to basic goods, housing, or other necessities.</text:p>
        </text:list-item>
      </text:list>
      <text:p text:style-name="Standard"/>
      <text:p text:style-name="Standard">This stage represents a shift from a traditional, hierarchical system to a modern, ideological totalitarian one, where the state's power is justified by a promise of a future utopia but is maintained through absolute control over all aspects of human life.</text:p>
      <text:p text:style-name="P1">Building on the previous stages' authoritarian and totalitarian systems, Stage VI represents a leap into modern governance that seeks to balance order with individual freedom.</text:p>
      <text:p text:style-name="Standard"/>
      <text:p text:style-name="Standard">Stage VI – Constitutional Democracy</text:p>
      <text:p text:style-name="Standard"/>
      <text:p text:style-name="Standard">This stage is a direct response to the arbitrary power, repression, and instability inherent in despotism, monarchy, and communist totalitarianism. It institutionalizes power, limits government authority, and places the individual at the center of the political system.</text:p>
      <text:p text:style-name="Standard"/>
      <text:list xml:id="list1646337501381646890" text:style-name="L6">
        <text:list-item>
          <text:p text:style-name="P7">Rights-Based Rule of Law: The core tenet is that power is derived from a written constitution that defines the government's limits and guarantees fundamental individual and minority rights. The rule of law (everyone is subject to the law, including the government) replaces the "rule by man". This provides predictability, accountability, and protection against arbitrary state power.</text:p>
          <text:p text:style-name="P7"/>
        </text:list-item>
        <text:list-item>
          <text:p text:style-name="P7">Fragile but Fair: This system is inherently "fair" in that it provides mechanisms for justice, participation (elections), and peaceful conflict resolution. However, it is also highly "fragile". It relies heavily on compromise, adherence to norms, and civic virtue. Unlike a despotism that can be maintained by force, a constitutional democracy can erode quickly if citizens or leaders stop adhering to its underlying principles and institutions (as discussed in the context of democratic backsliding).</text:p>
          <text:p text:style-name="P7"/>
        </text:list-item>
        <text:list-item>
          <text:p text:style-name="P7">Taxes, Elections, Courts, and Collapse Risk:</text:p>
          <text:p text:style-name="P7"/>
          <text:list>
            <text:list-item>
              <text:p text:style-name="P7">Taxes become the legitimate, consented-upon mechanism for funding public services and the state apparatus, replacing arbitrary seizures of wealth.</text:p>
              <text:p text:style-name="P7"/>
            </text:list-item>
            <text:list-item>
              <text:p text:style-name="P7">Elections are the primary way citizens hold representatives accountable and ensure peaceful transfers of power.</text:p>
              <text:p text:style-name="P7"/>
            </text:list-item>
            <text:list-item>
              <text:p text:style-name="P7">Courts become independent arbiters of the constitution and law, a crucial check on government overreach.</text:p>
              <text:p text:style-name="P7"/>
            </text:list-item>
            <text:list-item>
              <text:p text:style-name="P7">The Collapse Risk is ever-present. This system is vulnerable to internal polarization, economic crises, or the rise of populist leaders who leverage the very freedoms offered by the democracy to dismantle it from within, potentially reverting the system to an earlier, more authoritarian stage.</text:p>
            </text:list-item>
          </text:list>
        </text:list-item>
      </text:list>
      <text:list xml:id="list6786806073614752701" text:style-name="L7">
        <text:list-item>
          <text:list>
            <text:list-header>
              <text:p text:style-name="P15">How a Republic Contrasts with a Democracy</text:p>
              <text:p text:style-name="P11"/>
            </text:list-header>
          </text:list>
        </text:list-item>
      </text:list>
      <text:p text:style-name="Standard"><text:span text:style-name="T4">The core difference is that a republic is a system where power is held by the people and exercised through elected representatives who govern according to the law (a constitution), while a pure democracy is a system where the people rule directly by majority vote on every issue, with fewer protections for the minority (i.e. two wolves and a sheep vote for what to eat for dinner .) </text:span></text:p>
      <text:list xml:id="list29586547" text:continue-numbering="true" text:style-name="L7">
        <text:list-item>
          <text:list>
            <text:list-header>
              <text:p text:style-name="P11"/>
            </text:list-header>
          </text:list>
        </text:list-item>
      </text:list>
      <text:p text:style-name="P10">In modern political science, the terms overlap significantly, with a republic often considered a form of representative democracy. </text:p>
      <text:p text:style-name="P10"/>
      <text:p text:style-name="P10">Key Distinctions</text:p>
      <table:table table:name="Table1" table:style-name="Table1">
        <table:table-column table:style-name="Table1.A"/>
        <table:table-column table:style-name="Table1.B"/>
        <table:table-column table:style-name="Table1.C"/>
        <table:table-row>
          <table:table-cell table:style-name="Table1.A1" office:value-type="string">
            <text:p text:style-name="P10">Feature </text:p>
          </table:table-cell>
          <table:table-cell table:style-name="Table1.A1" office:value-type="string">
            <text:p text:style-name="P10">Democracy (Pure/Direct)</text:p>
          </table:table-cell>
          <table:table-cell table:style-name="Table1.A1" office:value-type="string">
            <text:p text:style-name="P10">Republic (Constitutional/Representative)</text:p>
          </table:table-cell>
        </table:table-row>
        <table:table-row>
          <table:table-cell table:style-name="Table1.A1" office:value-type="string">
            <text:p text:style-name="P10">Decision Making</text:p>
          </table:table-cell>
          <table:table-cell table:style-name="Table1.A1" office:value-type="string">
            <text:p text:style-name="P10">Citizens vote directly on laws and policies.</text:p>
          </table:table-cell>
          <table:table-cell table:style-name="Table1.A1" office:value-type="string">
            <text:p text:style-name="P10">Citizens elect representatives to make laws on their behalf.</text:p>
          </table:table-cell>
        </table:table-row>
        <table:table-row>
          <table:table-cell table:style-name="Table1.A1" office:value-type="string">
            <text:p text:style-name="P10">Rule Of Law</text:p>
          </table:table-cell>
          <table:table-cell table:style-name="Table1.A1" office:value-type="string">
            <text:p text:style-name="P10">The majority has almost limitless power and can impose its will on the minority.</text:p>
          </table:table-cell>
          <table:table-cell table:style-name="Table1.A1" office:value-type="string">
            <text:p text:style-name="P10">A constitution limits government power and protects the inherent, inalienable rights of individuals, safeguarding the minority from the majority's will.</text:p>
          </table:table-cell>
        </table:table-row>
        <table:table-row>
          <table:table-cell table:style-name="Table1.A1" office:value-type="string">
            <text:p text:style-name="P10">Sovereignty</text:p>
          </table:table-cell>
          <table:table-cell table:style-name="Table1.A1" office:value-type="string">
            <text:p text:style-name="P10">Resides in the whole population as a collective body.</text:p>
          </table:table-cell>
          <table:table-cell table:style-name="Table1.A1" office:value-type="string">
            <text:p text:style-name="P10">Resides in the people as individuals, with specific rights protected by law.</text:p>
          </table:table-cell>
        </table:table-row>
        <table:table-row>
          <table:table-cell table:style-name="Table1.A1" office:value-type="string">
            <text:p text:style-name="P10">Head of State</text:p>
          </table:table-cell>
          <table:table-cell table:style-name="Table1.A1" office:value-type="string">
            <text:p text:style-name="P10">Not defined by this characteristic alone.</text:p>
          </table:table-cell>
          <table:table-cell table:style-name="Table1.A1" office:value-type="string">
            <text:p text:style-name="P10">The head of state (e.g., a president) is an elected official, not a hereditary monarch.</text:p>
          </table:table-cell>
        </table:table-row>
      </table:table>
      <text:p text:style-name="P10"/>
      <text:p text:style-name="P10">The United States: Both a Republic and a Democracy</text:p>
      <text:p text:style-name="P10"/>
      <text:p text:style-name="P10">The United States is best described as a constitutional federal republic or a constitutional federal representative democracy. </text:p>
      <text:p text:style-name="P10"/>
      <text:list xml:id="list2595677273851051302" text:style-name="L10">
        <text:list-item>
          <text:p text:style-name="P12"><text:span text:style-name="T4">Democratic elements: Power ultimately originates with the people, who elect their leaders through free elections. Some states also use elements of direct democracy through ballot initiatives and referendums.</text:span></text:p>
        </text:list-item>
        <text:list-item>
          <text:p text:style-name="P12"><text:span text:style-name="T4">Republican elements: The system is structured around elected representatives and a foundational Constitution that limits government power and includes checks and balances (like the Electoral College or the structure of the Senate, where small states have equal representation) to prevent the "tyranny of the majority". </text:span></text:p>
        </text:list-item>
      </text:list>
      <text:p text:style-name="P10"/>
      <text:p text:style-name="P10">The Founding Fathers intended to create a republic to avoid the instability and potential "mob rule" they associated with pure democracies of the past, while still ensuring the government's power derived from the people.</text:p>
      <text:p text:style-name="P14">The U.S. Constitution uses a system of checks and balances alongside structural mechanisms to safeguard individual and minority rights from the potential "tyranny of the majority". These systems ensure that no single branch, or even a majority of the population, can easily override fundamental freedoms. </text:p>
      <text:p text:style-name="P10"/>
      <text:p text:style-name="P10">Key checks and balances that protect minority rights include:</text:p>
      <text:p text:style-name="P10"/>
      <text:p text:style-name="P10">Constitutional Structure</text:p>
      <text:p text:style-name="P10">Separation of Powers The government is divided into three co-equal branches: the legislative (Congress), the executive (President), and the judicial (Courts). This design prevents power from centralizing in one group that could then oppress others.</text:p>
      <text:p text:style-name="P10"/>
      <text:p text:style-name="P10">Bicameral Legislature Congress is split into two chambers: the House of Representatives (based on population) and the Senate (two members per state, regardless of size). This structure gives less-populous states and the minorities within them an equal voice in the Senate, preventing large states from steamrolling smaller ones.</text:p>
      <text:p text:style-name="P10"/>
      <text:p text:style-name="P10">Federalism Power is divided between the federal and state governments. This allows for diverse policies at the local level, potentially empowering minority voices in some regions even if they are a national minority.</text:p>
      <text:p text:style-name="P10"/>
      <text:p text:style-name="P10">Electoral College The President is elected not by direct popular vote, but by the Electoral College. This system theoretically requires a presidential candidate to build broad, diverse coalitions across different states, including less populous ones, rather than focusing solely on a few high-population areas. </text:p>
      <text:p text:style-name="P10"/>
      <text:p text:style-name="P10">Judicial and Legal Protections</text:p>
      <text:p text:style-name="P10"/>
      <text:p text:style-name="P10">Judicial Review The Supreme Court and lower federal courts can strike down laws passed by Congress or state legislatures if they violate the Constitution. This power is a crucial safeguard, as unelected, life-tenured judges are insulated from the immediate pressures or passions of a popular majority and can ensure fundamental rights are upheld.</text:p>
      <text:p text:style-name="P10"/>
      <text:p text:style-name="P10">The Bill of Rights The first ten amendments to the Constitution explicitly list individual freedoms (e.g., freedom of speech, religion, assembly, and due process) that the government cannot infringe upon, regardless of majority opinion.</text:p>
      <text:p text:style-name="P10"/>
      <text:p text:style-name="P10">The 14th Amendment This amendment guarantees "equal protection of the laws" to all persons, specifically protecting individuals and minority groups from discriminatory state actions. </text:p>
      <text:p text:style-name="P10"/>
      <text:p text:style-name="P10">Supermajority Requirements</text:p>
      <text:p text:style-name="P10"/>
      <text:p text:style-name="P10">Constitutional Amendment Process Amending the Constitution requires a supermajority (a two-thirds vote in both the House and Senate, plus ratification by three-fourths of the state legislatures). This difficult process makes it nearly impossible for a temporary or transient majority to quickly alter the fundamental rights and protections of the republic. </text:p>
      <text:p text:style-name="P1">In this theoretical progression of governance, Stage VII marks a departure from a single prescribed model (like Constitutional Democracy) and moves into a highly advanced or perhaps future-oriented phase: Custom Systems.</text:p>
      <text:list xml:id="list29554756" text:continue-list="list29586547" text:style-name="L7">
        <text:list-item>
          <text:list>
            <text:list-header>
              <text:p text:style-name="P8"/>
            </text:list-header>
          </text:list>
        </text:list-item>
      </text:list>
      <text:p text:style-name="Standard">This stage is not a specific type of government but a meta-stage where societies possess the political maturity, self-awareness, and institutional flexibility to transcend historical models and deliberately engineer their own state structure.</text:p>
      <text:p text:style-name="Standard"/>
      <text:p text:style-name="Standard">Stage VII – Custom Systems</text:p>
      <text:p text:style-name="Standard">This approach acknowledges that no single historical template is universally perfect. Instead, successful governance depends entirely on specific, fluid national circumstances.</text:p>
      <text:p text:style-name="Standard"/>
      <text:list xml:id="list2170187991696834576" text:style-name="L8">
        <text:list-item>
          <text:p text:style-name="P9">Designing Your Own State Model: The core principle is proactive institutional design. A society (likely through a constitutional convention or a period of intense national deliberation) actively chooses which elements from previous stages or innovative models to combine. It’s a pragmatic approach to governance engineering, selecting tools that fit the nation's specific needs rather than inheriting them blindly.</text:p>
          <text:p text:style-name="P9"/>
        </text:list-item>
        <text:list-item>
          <text:p text:style-name="P9">Based on National Identity: The chosen system reflects the unique cultural values, historical narrative, and collective identity of the population. A system designed for a homogenous island nation with a strong tradition of consensus may look fundamentally different from one designed for a large, diverse continent with a history of conflict. Identity becomes a cornerstone of institutional design, not a byproduct.</text:p>
          <text:p text:style-name="P9"/>
        </text:list-item>
        <text:list-item>
          <text:p text:style-name="P9">Economy: The state model is built around the fundamental economic realities and goals of the nation. A country aiming to be a global tech hub might design a system focused on rapid innovation and minimal regulation, while a nation focused on resource extraction might create a model prioritizing sovereign wealth funds and long-term public asset management.</text:p>
          <text:p text:style-name="P9"/>
        </text:list-item>
        <text:list-item>
          <text:p text:style-name="P9">Threat Profile: The institutional framework is hardened to withstand the specific threats the nation faces. A country under constant cyber-attack might centralize certain security powers that a peaceful, landlocked nation would not need. A nation facing severe climate change impacts might build a government structure optimized for rapid, centralized disaster response and resource management.</text:p>
        </text:list-item>
      </text:list>
      <text:p text:style-name="Standard"/>
      <text:p text:style-name="Standard">In Stage VII, the focus shifts from finding the "correct" universal form of government (like democracy or monarchy) to finding the most effective and resilient form of government tailored to a specific set of variables. It implies a high degree of rationality and adaptability in political desig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Roboto, Arial, sans-serif"/>
    <style:font-face style:name="OpenSymbol" svg:font-family="OpenSymbol"/>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11-27T03:36:22.18</meta:creation-date>
    <dc:date>2025-11-27T09:30:30.27</dc:date>
    <dc:creator>Joseph Malone</dc:creator>
    <meta:editing-duration>PT5H49M46S</meta:editing-duration>
    <meta:editing-cycles>4</meta:editing-cycles>
    <meta:generator>OpenOffice/4.1.15$Win32 OpenOffice.org_project/4115m2$Build-9813</meta:generator>
    <meta:document-statistic meta:table-count="1" meta:image-count="0" meta:object-count="0" meta:page-count="9" meta:paragraph-count="92" meta:word-count="2892" meta:character-count="19327"/>
  </office:meta>
</office:document-meta>
</file>